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3A000002AC8904C2A8.jpg" manifest:media-type="image/jpeg"/>
  <manifest:file-entry manifest:full-path="Pictures/1000000000000CC0000009900B470E8D.jpg" manifest:media-type="image/jpeg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99C00000377E572E9D9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style:font-name="Droid Sans Mono1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style:font-name="Droid Sans Mono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66) translate (7.17717327302529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1623) translate (7.44126955588415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753) translate (6.88112183985607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6483) translate (7.75817213773901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206) translate (14.2502139340887cm 7.5171664743123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704) translate (14.0354643242438cm 7.69931264431591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113) translate (14.4680296071118cm 7.25001363457151cm)" svg:viewBox="0 0 333 187" svg:d="M0 1c117-10 244 35 311 137l22 49">
          <text:p/>
        </draw:path>
        <draw:path draw:style-name="gr30" draw:text-style-name="P1" draw:layer="layout" svg:width="0.85cm" svg:height="0.579cm" draw:transform="rotate (2.53107648124218) translate (13.7678662303761cm 7.89065408717582cm)" svg:viewBox="0 0 851 580" svg:d="M0 0c130-3 256 37 378 88 120 49 204 139 308 208l68 83 73 113 24 88">
          <text:p/>
        </draw:path>
        <draw:frame draw:style-name="gr15" draw:layer="layout" svg:width="6.31cm" svg:height="0.962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 svg:viewBox="0 0 2901 1">
          <text:p/>
        </draw:connector>
        <draw:frame draw:style-name="gr15" draw:layer="layout" svg:width="2.119cm" svg:height="0.962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33) translate (17.2936316130294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93) translate (17.0120425665156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4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44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407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9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4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1cm" svg:height="1cm" draw:transform="rotate (-3.14159265358979) translate (20.334cm 14.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2cm" svg:x="4.797cm" svg:y="8.182cm">
          <draw:text-box>
            <text:p text:style-name="P5">RXD Voltage divider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2cm" svg:x="11.797cm" svg:y="6.182cm">
          <draw:text-box>
            <text:p text:style-name="P5">HC-05</text:p>
          </draw:text-box>
        </draw:frame>
        <draw:frame draw:style-name="gr49" draw:text-style-name="P5" draw:layer="layout" svg:width="3.182cm" svg:height="0.962cm" svg:x="17.798cm" svg:y="18.182cm">
          <draw:text-box>
            <text:p text:style-name="P5">FTDI-23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01cm" svg:height="0.962cm" svg:x="20.274cm" svg:y="7.272cm">
          <draw:text-box>
            <text:p text:style-name="P5">BUTT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7H40M46S</meta:editing-duration>
    <meta:editing-cycles>70</meta:editing-cycles>
    <dc:date>2015-08-03T07:29:50.564311332</dc:date>
    <meta:generator>LibreOffice/4.2.8.2$Linux_X86_64 LibreOffice_project/420m0$Build-2</meta:generator>
    <dc:creator>erik </dc:creator>
    <meta:document-statistic meta:object-count="215"/>
  </office:meta>
</office:document-meta>
</file>